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in" fo:margin-bottom="0.139in" fo:line-height="115%" fo:text-align="start" style:justify-single-word="false">
        <style:tab-stops>
          <style:tab-stop style:position="5.1874in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weight="normal"/>
    </style:style>
    <style:style style:name="T1" style:family="text">
      <style:text-properties fo:font-variant="normal" fo:text-transform="none" fo:color="#000000" style:font-name="Helvetica" fo:letter-spacing="normal" fo:font-style="normal" fo:font-weight="bold"/>
    </style:style>
    <style:style style:name="T2" style:family="text">
      <style:text-properties fo:font-size="11pt" fo:background-color="transparent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 Original message -----</text:p>
      <text:p text:style-name="P1"/>
      <text:p text:style-name="P1">/nLF</text:p>
      <text:p text:style-name="P1"><text:s text:c="9"/>e6XzGpGhPxpHFZhVYTJiZVnV9rEuRtQw2HEytF48Ba8JB4BQoW/YBYamyptKZXqmRK4r</text:p>
      <text:p text:style-name="P1"><text:s text:c="9"/>nmJuLh5uwT+8KC4IubCJg9dpZj7ioJuXsbHwvktlJAlG/GM42QYjwDKIM-Signature: v=1; a=rsa-sha256; c=relaxed/relaxed;</text:p>
      <text:p text:style-name="P1"><text:s text:c="8"/>d=gmail.com; s=20120113;</text:p>
      <text:p text:style-name="P1"><text:s text:c="8"/>h=mime-version:from:date:message-id:subject:to;</text:p>
      <text:p text:style-name="P1"><text:s text:c="8"/>bh=i91lTaR7Qqwo7+bEAWZCjbfi+x5Mxpo3NG0p+eN4MR4=;</text:p>
      <text:p text:style-name="P1"><text:s text:c="8"/>b=VOyYSCmL/icIo/5/mvlTBb85Kncvd8Mb0acxZlvjnCP4riKzY1CsCWOUwGkk2CaYvpWw63QZDyB98</text:p>
      <text:p text:style-name="P1"><text:s text:c="9"/>IRCtYtRaBpqgLMjKsXui416iYBRYE/hjb9wrbVwFjg8WOB2OCspPmUGoDn5raghp3kE+</text:p>
      <text:p text:style-name="P1"><text:s text:c="9"/>w2BdVI7pi3jpBh0QnVHAEDoPIzIObCNtsww1YWDjXpjkweDjlgvzo2N7HuD3LybLa6qh</text:p>
      <text:p text:style-name="P1"><text:s text:c="9"/>O/Dg==</text:p>
      <text:p text:style-name="P1">X-Google-DKIM-Signature: v=1; a=rsa-sha256; c=relaxed/relaxed;</text:p>
      <text:p text:style-name="P1"><text:s text:c="8"/>d=1e100.net; s=20130820;</text:p>
      <text:p text:style-name="P1"><text:s text:c="8"/>h=x-gm-message-state:mime-version:from:date:message-id:subject:to;</text:p>
      <text:p text:style-name="P1"><text:s text:c="8"/>bh=i91lTaR7Qqwo7+bEAWZCjbfi+x5Mxpo3NG0p+eN4MR4=;</text:p>
      <text:p text:style-name="P1"><text:s text:c="8"/>b=l0tkEEkfI4gLH1lV/C5bSGBnRpsI9EwRuOGjelRYqDOKLEoem1yUkJyiS0SkZiA5kA</text:p>
      <text:p text:style-name="P1"><text:s text:c="9"/>LlrNhW1mWcmFEPHUlrqyhzREmxS5kh9tNn0T3NOttCQEf2jwIw2AfhQuTRFAyz+Pxxzz</text:p>
      <text:p text:style-name="P1"><text:s text:c="9"/>SZnzSoJIIFTTZIbxJxhHKz/GP/8/Z3nEsQ8PYcLNQS7iMDUaPTDLMe2BSxfHeTDbkRr/</text:p>
      <text:p text:style-name="P1"><text:s text:c="9"/>nX/6gtkdMFUPyNf9HKJqcNdt0zwCTdjZ/ppw3f+jODZ/OHaRnm2E21uYxg5Glmn8f7QB</text:p>
      <text:p text:style-name="P1"><text:s text:c="9"/>OaqTDQy6GB6dYltuT0Nbg0I9559OT99cz8pBqVYd+LYLN5YPSZVv45+eLFhH7WJhPAxa</text:p>
      <text:p text:style-name="P1"><text:s text:c="9"/>AmZQ==</text:p>
      <text:p text:style-name="P1">X-Gm-Message-State: AE9vXwOJGC3ZMo8jGpFqgA5iTyze+6EhEmLpbj/nr/lWPAReFJsvm/TQXN/EjpsoBM3okOJZQa7bIwytUyuXYA==</text:p>
      <text:p text:style-name="P1">X-Received: by 10.55.178.196 with SMTP id b187mr1045864qkf.121.1472518378472;</text:p>
      <text:p text:style-name="P1"><text:s/>Mon, 29 Aug 2016 17:52:58 -0700 (PDT)</text:p>
      <text:p text:style-name="P1"><text:soft-page-break/>MIME-Version: 1.0</text:p>
      <text:p text:style-name="P1">Received: by 10.237.56.194 with HTTP; Mon, 29 Aug 2016 17:52:57 -0700 (PDT)</text:p>
      <text:p text:style-name="P1">Received: by 10.237.56.194 with HTTP; Mon, 29 Aug 2016 17:52:57 -0700 (PDT)</text:p>
      <text:p text:style-name="P1">From: karla shoemaker &lt;ga.kas68@gmail.com&gt;</text:p>
      <text:p text:style-name="P1">Date: Mon, 29 Aug 2016 20:52:57 -0400</text:p>
      <text:p text:style-name="P1">Message-ID: &lt;CABfdLZPmRzMAZJQMbbb2GKQwcEoitJjA13=1DdFk9U0j=VsOuQ@mail.gmail.com&gt;</text:p>
      <text:p text:style-name="P3"><text:span text:style-name="T2">Subject:</text:span><text:span text:style-name="T1">Jimmy Murph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1" meta:word-count="89" meta:character-count="1814"/>
    <dc:date>2017-12-21T03:16:10.45</dc:date>
    <dc:creator>david tyler</dc:creator>
    <meta:editing-duration>PT1M32S</meta:editing-duration>
    <meta:editing-cycles>1</meta:editing-cycles>
    <meta:generator>OpenOffice/4.1.2$Win32 OpenOffice.org_project/412m3$Build-9782</meta:generator>
  </office:meta>
</office:document-meta>
</file>